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9f7cd" officeooo:paragraph-rsid="0009f7c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0d3d9d" officeooo:paragraph-rsid="000d3d9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0a97c0" officeooo:paragraph-rsid="000a97c0"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fo:font-size="13pt" fo:font-weight="bold" officeooo:rsid="000fe7d3" officeooo:paragraph-rsid="000fe7d3" style:font-size-asian="11.3500003814697pt" style:font-weight-asian="bold" style:font-size-complex="13pt" style:font-weight-complex="bold"/>
    </style:style>
    <style:style style:name="P5" style:family="paragraph" style:parent-style-name="Standard">
      <style:paragraph-properties fo:text-align="center" style:justify-single-word="false"/>
      <style:text-properties fo:font-size="13pt" fo:font-weight="normal" officeooo:rsid="0009f7cd" officeooo:paragraph-rsid="0009f7cd"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0a97c0" officeooo:paragraph-rsid="000a97c0"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0c231e" officeooo:paragraph-rsid="000c231e" style:font-size-asian="11.3500003814697pt" style:font-weight-asian="normal" style:font-size-complex="13pt" style:font-weight-complex="normal"/>
    </style:style>
    <style:style style:name="P8" style:family="paragraph" style:parent-style-name="Standard">
      <style:paragraph-properties fo:text-align="center" style:justify-single-word="false"/>
      <style:text-properties fo:font-size="13pt" fo:font-weight="normal" officeooo:rsid="0009f7cd" officeooo:paragraph-rsid="0009f7cd"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09f7cd" officeooo:paragraph-rsid="0009f7cd"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09f7cd" officeooo:paragraph-rsid="0009f7cd"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fo:font-size="20pt" fo:font-weight="bold" officeooo:rsid="0009f7cd" officeooo:paragraph-rsid="0009f7cd" style:font-size-asian="20pt" style:font-weight-asian="bold" style:font-size-complex="20pt" style:font-weight-complex="bold"/>
    </style:style>
    <style:style style:name="P12" style:family="paragraph" style:parent-style-name="Standard">
      <style:paragraph-properties fo:text-align="justify" style:justify-single-word="false"/>
      <style:text-properties fo:font-size="13pt" fo:font-weight="normal" officeooo:rsid="000d3d9d" officeooo:paragraph-rsid="000d3d9d"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0e2ad2" officeooo:paragraph-rsid="000e2ad2"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10a06e" officeooo:paragraph-rsid="0010a06e"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11cae3" officeooo:paragraph-rsid="0011cae3"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13addc" officeooo:paragraph-rsid="0013addc"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148f04" officeooo:paragraph-rsid="00148f04"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15c323" officeooo:paragraph-rsid="0015c323"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165991" officeooo:paragraph-rsid="00165991" style:font-size-asian="11.3500003814697pt" style:font-weight-asian="normal" style:font-size-complex="13pt" style:font-weight-complex="normal"/>
    </style:style>
    <style:style style:name="P20" style:family="paragraph" style:parent-style-name="Standard" style:list-style-name="L1">
      <style:paragraph-properties fo:text-align="justify" style:justify-single-word="false"/>
      <style:text-properties fo:font-size="13pt" fo:font-weight="normal" officeooo:rsid="00165991" officeooo:paragraph-rsid="00165991" style:font-size-asian="11.3500003814697pt" style:font-weight-asian="normal" style:font-size-complex="13pt" style:font-weight-complex="normal"/>
    </style:style>
    <style:style style:name="P21" style:family="paragraph" style:parent-style-name="Standard" style:list-style-name="L1">
      <style:paragraph-properties fo:text-align="justify" style:justify-single-word="false"/>
      <style:text-properties fo:font-size="13pt" fo:font-weight="normal" officeooo:rsid="001703d3" officeooo:paragraph-rsid="001703d3"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normal" officeooo:rsid="001703d3" officeooo:paragraph-rsid="001703d3"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172467" officeooo:paragraph-rsid="00172467" style:font-size-asian="11.3500003814697pt" style:font-weight-asian="normal" style:font-size-complex="13pt" style:font-weight-complex="normal"/>
    </style:style>
    <style:style style:name="P24" style:family="paragraph" style:parent-style-name="Standard">
      <style:paragraph-properties fo:text-align="center" style:justify-single-word="false"/>
      <style:text-properties fo:font-size="15pt" fo:font-weight="bold" officeooo:rsid="000d3d9d" officeooo:paragraph-rsid="000d3d9d" style:font-size-asian="15pt" style:font-weight-asian="bold" style:font-size-complex="15pt" style:font-weight-complex="bold"/>
    </style:style>
    <style:style style:name="P25" style:family="paragraph" style:parent-style-name="Standard">
      <style:paragraph-properties fo:text-align="center" style:justify-single-word="false"/>
      <style:text-properties fo:font-size="15pt" fo:font-weight="bold" officeooo:rsid="0013addc" officeooo:paragraph-rsid="0013addc"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font-size="15pt" fo:font-weight="bold" officeooo:rsid="0015c323" officeooo:paragraph-rsid="0015c323" style:font-size-asian="13.1000003814697pt" style:font-weight-asian="bold" style:font-size-complex="15pt" style:font-weight-complex="bold"/>
    </style:style>
    <style:style style:name="P27" style:family="paragraph" style:parent-style-name="Standard">
      <style:paragraph-properties fo:text-align="center" style:justify-single-word="false"/>
      <style:text-properties fo:font-size="15pt" fo:font-weight="bold" officeooo:rsid="00165991" officeooo:paragraph-rsid="00165991" style:font-size-asian="13.1000003814697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a06e" style:font-weight-asian="normal" style:font-weight-complex="normal"/>
    </style:style>
    <style:style style:name="T3" style:family="text">
      <style:text-properties officeooo:rsid="000a97c0"/>
    </style:style>
    <style:style style:name="T4" style:family="text">
      <style:text-properties officeooo:rsid="0010a06e"/>
    </style:style>
    <style:style style:name="T5" style:family="text">
      <style:text-properties officeooo:rsid="00165991"/>
    </style:style>
    <style:style style:name="T6" style:family="text">
      <style:text-properties officeooo:rsid="001703d3"/>
    </style:style>
    <style:style style:name="T7" style:family="text">
      <style:text-properties fo:font-weight="bold" style:font-weight-asian="bold" style:font-weight-complex="bold"/>
    </style:style>
    <style:style style:name="T8" style:family="text">
      <style:text-properties fo:font-weight="bold" officeooo:rsid="001703d3" style:font-weight-asian="bold" style:font-weight-complex="bold"/>
    </style:style>
    <style:style style:name="T9" style:family="text">
      <style:text-properties officeooo:rsid="001724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Panoramica, proprietà e attacchi per Internet of Things</text:p>
      <text:p text:style-name="P1"/>
      <text:p text:style-name="P1"/>
      <text:p text:style-name="P5"/>
      <text:p text:style-name="P5">di </text:p>
      <text:p text:style-name="P1">Giuseppe D'Anna</text:p>
      <text:p text:style-name="P1"/>
      <text:p text:style-name="P8">3 Dicembre 201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Abstract</text:p>
      <text:p text:style-name="P8"/>
      <text:p text:style-name="P10">Anche se lo utilizziamo già da tempo, con nomi diversi e in diverse forme, l'internet delle cose è presente nelle nostre vite. La capacità di connettere, comunicare e amministrare da remoto un incalcolabile numero di dispositivi automatizzati e connessi alla rete sta crescendo in modo esponenziale. L'esempio più banale potrebbe essere la smart TV che molti di noi hanno in salotto, connessa alla rete domestica, per arrivare ad esempi più complessi come apparecchiature industriali automatizzate e amministrate da remoto.</text:p>
      <text:p text:style-name="P10">La transizione da reti private alla rete pubblica va accelerando ad una velocità allarmante.</text:p>
      <text:p text:style-name="P10">Questo comporta un aumento di problematiche e rischi per la sicurezza, non solo dei singoli dispositivi connessi, ma dell'intera rete a cui appartiene il dispositivo, per cui potrebbe essere a rischio la rete domestica di ognuno di noi. </text:p>
      <text:p text:style-name="P10">Lo scopo di questo elaborato è proprio quello di analizzare le sfide di sicurezza portate dai dispositivi <text:span text:style-name="T3">di internet of things e di implementare un prototipo di protocollo che possa rendere più sicure le comunicazioni con questo tipo di dispositivi.</text:span></text:p>
      <text:p text:style-name="P9"/>
      <text:p text:style-name="P9"/>
      <text:p text:style-name="P9"/>
      <text:p text:style-name="P9"/>
      <text:p text:style-name="P3">Introduzione</text:p>
      <text:p text:style-name="P3"/>
      <text:p text:style-name="P6">Attualmente, le grandi reti aziendali, le reti universitarie e sotto certi limite le nostre reti domestiche, vengono salvaguardate da eventuali attacchi esterni tramite l'utilizzo di firewall (sia software che hardware) e protocolli implementati a diversi livelli dello stack TCP/IP.</text:p>
      <text:p text:style-name="P6">Lo svantaggio causato da queste tecniche è di generare una certa quantità di overhead sia nel caso dei firewall (generalmente nelle grandi reti aziendali il firewall è gestito da una macchina molto potente deposta esclusivamente a questo) sia nel caso dei protocolli (in molti protocolli che fanno uso di crittografia sia client che server devono generare delle chiavi crittografiche, operazione abbastanza complessa).</text:p>
      <text:p text:style-name="P6">Fortunatamente, oggigiorno, la potenza computazionale a disposizione dei consumatori è abbastanza elevata da assolvere questi compiti senza problemi.</text:p>
      <text:p text:style-name="P6">Non possiamo dire lo stesso, però, dei dispositivi di internet delle cose. Questi dispositivi svolgono dei compiti molto specifici, di conseguenza hanno risorse sia hardware che software molto limitate. Un dispositivo del genere non sarebbe in grado di calcolare una chiave crittografica in un tempo accettabile, potrebbe anche non esserne assolutamente capace!</text:p>
      <text:p text:style-name="P7">A questo punto si potrebbe pensare che una soluzione completamente nuova e rivoluzionaria si stia sviluppando appositamente per interne of things.</text:p>
      <text:p text:style-name="P7">Sfortunatamente non esiste nulla di tutto questo. Non è possibile comprimere 25 anni di evoluzione in ambito di sicurezza informatica per creare la soluzione definitiva ai problemi dell'internet delle cose.</text:p>
      <text:p text:style-name="P7">La buona notizia, invece, è che gli strumenti prodotti in questi 25 anni di ricerca possono essere adattati e utilizzati per mettere in sicurezza i nostri device connessi che costituiranno la rete del futuro.</text:p>
      <text:p text:style-name="P7"/>
      <text:p text:style-name="P7"/>
      <text:p text:style-name="P7"/>
      <text:p text:style-name="P7"/>
      <text:p text:style-name="P2"><text:soft-page-break/></text:p>
      <text:p text:style-name="P2">Autenticazione <text:span text:style-name="T4">e DOS</text:span></text:p>
      <text:p text:style-name="P2"/>
      <text:p text:style-name="P12">Il primo passaggio da compiere quando vogliamo utilizzare un servizio online, vogliamo accedere alla rete Wi-Fi domestica o vogliamo utilizzare il nostro smartphone è quello di autenticarci con esso.</text:p>
      <text:p text:style-name="P13">La stessa identica procedura sarà eseguita per utilizzare un dispositivo di IoT.</text:p>
      <text:p text:style-name="P13">Viene normale allora pensare che se possediamo, ad esempio, uno smart oven (forno “intelligente”) a casa, connesso alla rete domestica, e vogliamo attivarlo da remoto, prima di tornare a casa da lavoro, ci autenticheremo direttamente al forno, e una volta autenticati lo potremo amministrare.</text:p>
      <text:p text:style-name="P13">Come già accennato nell'introduzione, questi dispositivi hanno un scarsa capacità di calcolo, quindi attualmente non sono in grado di gestire l'autenticazione senza un aiuto esterno. Nell'esempio, il nostro forno avrebbe serie difficoltà ad autenticarci e non autenticare chi non è stato autorizzato.</text:p>
      <text:p text:style-name="P4"><text:span text:style-name="T1">Una possibile soluzione potrebbe essere quella di inserire un intermediario che si occupi di autenticare </text:span><text:span text:style-name="T2">le richieste rivolte al nostro smart oven.</text:span></text:p>
      <text:p text:style-name="P14">Un candidato perfetto per questo scopo potrebbe essere il router di casa. Nell'architettura di rete si trova esattamente tra la rete pubblica e il nostro smart device, quindi non sono richieste modifiche per indirizzare il traffico attraverso esso.</text:p>
      <text:p text:style-name="P14">In questo modo il router rimarrà in ascolto di richieste provenienti da remoto, si occuperà di autenticare queste richieste, e, se l'autenticazione avviene con successo, inoltrarle al device.</text:p>
      <text:p text:style-name="P14">Dal momento in cui è il router stesso a gestire la connessione, ovviamente si comporterà da intermediario anche per l'invio delle risposte. In questo modo, l'utente remoto non è connesso direttamente al device, il quale non deve più preoccuparsi di gestire connessioni multiple e autenticare le connessioni, deve solamente preoccuparsi di svolgere il suo lavoro.</text:p>
      <text:p text:style-name="P14"/>
      <text:p text:style-name="P15">Questa struttura ci permette, inoltre, di attenuare un altro grande problema delle reti in generale: la negazione del servizio.</text:p>
      <text:p text:style-name="P15">Gli attacchi cosiddetti DoS sono una costante dell'attuale internet, che ogni anno riscontra un aumento di questo tipo di minaccia. In futuro il numero di questi attacchi è destinato ad aumentare in modo esponenziale, anche a causa della diffusione sempre maggiore di IoT.</text:p>
      <text:p text:style-name="P15">Attualmente non esiste una soluzione definitiva a questo tipo di minacce, ma esistono delle euristiche che permettono di attenuarne gli effetti su i dispositivi colpiti.</text:p>
      <text:p text:style-name="P15">Nel nostro esempio, la struttura con router come intermediario fa si che il bersaglio di eventuali attacchi non sia direttamente il device ma sia il router stesso. Questo è un bene perché ricordiamo che gli IoT devices hanno limitatissime risorse computazionali, quindi sarebbe davvero semplice inondare di richieste i suddetti in modo tale da saturarli e mandarli in crash. Un router, invece, è un dispositivo più potente e con parte di hardware dedicato proprio alla gestione di eventi simili. (attualmente i router domestici implementano delle euristiche per limitare possibili attachi DoS, quindi non è necessario l'acquisto di un router di livello professionale, ma rimane comunque consigliabile)</text:p>
      <text:p text:style-name="P15"/>
      <text:p text:style-name="P15"/>
      <text:p text:style-name="P15"/>
      <text:p text:style-name="P15"/>
      <text:p text:style-name="P15"/>
      <text:p text:style-name="P15"/>
      <text:p text:style-name="P15"><text:soft-page-break/></text:p>
      <text:p text:style-name="P25">Privatezza e confidenzialità</text:p>
      <text:p text:style-name="P25"/>
      <text:p text:style-name="P16">Un altro problema di sicurezza che possiamo riscontrare in IoT è quello di mantenere la privatezza e la confidenzialità dei dati scambiati dai device. Immaginiamo una rete di sensori che regola i processi produttivi di un azienda. Tutto è automatizzato e controllato attraverso questi sensori, non appena uno o un gruppo di questi rileva un valore anomalo può inviare dei segnali di allarme che permettono alle altre macchine coinvolte nel processo produttivo di prendere provvedimenti, modificando il loro comportamento o arrestandosi del tutto. Cosa accadrebbe se i dati rilevati e condivisi dai sensori non fossero privati, ma trasmessi in chiaro e leggibili da chiunque all'interno della rete?</text:p>
      <text:p text:style-name="P16">Se un utente malizioso si mettesse ad intercettare questi dati e a leggerli, potrebbe capire il funzionamento del processo produttivo, e scoprire dei segreti industriali davvero importanti. Per l'azienda significherebbe una grossa perdita di capitali e di competitività nel mercato, qualcosa in cui nessuna azienda si vorrebbe mai trovare. </text:p>
      <text:p text:style-name="P16">Andiamo oltre e supponiamo che questo utente malizioso non si limiti a leggere i dati dei sensori, ma addirittura li manipoli.</text:p>
      <text:p text:style-name="P16">Essendo trasmessi in chiaro non c'è nessun meccanismo che possa fare accorgere i destinatari della modifica effettuata dal nostro attaccante, quindi i dati verrebbero interpretati come reali. A questo punto il nostro attaccante potrebbe modificare i dati in modo tale da fermare completamente il processo produttivo. Anche in questo scenario, per l'azienda si prospettano perdite economiche molto ingenti.</text:p>
      <text:p text:style-name="P16">Per scongiurare tutto questo, fortunatamente, possiamo attuare ancora una volta delle tecniche di protezione.</text:p>
      <text:p text:style-name="P17">Si potrebbe implementare un protocollo che preveda l'invio di dati cifrati con un crittosistema sicuro, che utilizzi una chiave di sessione. In questo modo le informazioni possono essere decriptate e usufruite solamente da chi conosce la chiave di sessione.</text:p>
      <text:p text:style-name="P17">Fortunatamente protocolli che permettono questo ne esistono molti, più o meno vulnerabili ad attacchi. L'altro elemento importante di questi protocolli è che non risultano essere troppo pesanti a livello computazionale, quindi possono essere implementati senza problemi nei dispositivi IoT.</text:p>
      <text:p text:style-name="P17"/>
      <text:p text:style-name="P17">Dal punto di vista teorico i problemi finora presentati sembrano essere risolvibili utilizzando i giusti strumenti in modo accurato e complementare. Adesso spiegherò come ho implementato le soluzioni proposte qui sopra, e il risultato ottenuto attraverso es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text:soft-page-break/>L'architettura di rete del prototipo</text:p>
      <text:p text:style-name="P26"/>
      <text:p text:style-name="P18">Il prototipo implementa un architettura di rete <text:span text:style-name="T5">che prevede come intermediario tra i device IoT e i vari client un router.</text:span></text:p>
      <text:p text:style-name="P19">Tutti i client che vorranno accedere ai servizi offerti dai device dovranno connettersi direttamente al router che si occuperà di inoltrare le richieste ai vari device. L'inoltro non avviene tramite un semplice port forwarding, client e router instaurano una connessione TCP. Il router riceverà attraverso questa connessione tutte le richieste provenienti dal client, le analizza, e decide se e a quale device inoltrarle, tramite un'altra connessione TCP instaurata tra router e device precedentemente.</text:p>
      <text:p text:style-name="P19"/>
      <text:p text:style-name="P27">Connessione router-device: il protocollo</text:p>
      <text:p text:style-name="P27"/>
      <text:p text:style-name="P19">Come già anticipato il router instaura una connessione TCP con ogni device IoT. La connessione, però, non è un semplice stream TCP, ma implementa un protocollo di sicurezza ideato dal sottoscritto che utilizza crittografia asimmetrica per garantire autenticazione e crittografia simmetrica per garantire privatezza dei dati trasmessi.</text:p>
      <text:p text:style-name="P19">Prima di passare alla descrizione del protocollo devo puntualizzare alcune proprietà che il router <text:span text:style-name="T6">e i device </text:span>de<text:span text:style-name="T6">vono</text:span> soddisfare:</text:p>
      <text:p text:style-name="P19"/>
      <text:list xml:id="list3506721318915951337" text:style-name="L1">
        <text:list-item>
          <text:p text:style-name="P20"><text:span text:style-name="T6">Il router d</text:span>eve implementare una lista di chiavi pubbliche appartenenti ai device autorizzati a connettersi al sistema <text:span text:style-name="T6">da ora in poi chiamata </text:span><text:span text:style-name="T8">whitelist</text:span>.</text:p>
        </text:list-item>
        <text:list-item>
          <text:p text:style-name="P21">Oltre alla lista di chiavi deve essere presente nel router una lista di identificatori. Ognuno di questi identificatori deve fare riferimento ad una chiave presente nella <text:span text:style-name="T7">whitelist.</text:span></text:p>
        </text:list-item>
        <text:list-item>
          <text:p text:style-name="P21">Il router deve possedere una coppia di chaivi, pubblica e privata.</text:p>
        </text:list-item>
        <text:list-item>
          <text:p text:style-name="P21">Tutti i device devono possedere una coppia di chiavi, pubblica e privata e la chiave pubblica del router. La chiave pubblica <text:span text:style-name="T9">del device </text:span>deve essere tra quelle della <text:span text:style-name="T7">whitelist</text:span> del router, altrimenti il device viene rilevato come non autorizzato a connettersi al servizio.</text:p>
          <text:p text:style-name="P21"/>
        </text:list-item>
      </text:list>
      <text:p text:style-name="P22">Il primo passo del protocollo prevede l'invio di un messaggio da parte del device verso il router. Il messaggio sarà composto dall'identificatore del device cifrato con la sua chiave privata. In questo modo il device si autentica con il router.</text:p>
      <text:p text:style-name="P22">Il router, alla ricezione del messaggio, proverà a decriptare il messaggio con ogni chiave della <text:span text:style-name="T7">whitelist</text:span>. Sarà sicuro di essere riuscito a decriptare il messaggio correttamente quando il testo in chiaro sarà uguale all'identificatore associato alla chiave utilizzata. Se l'operazione va a buon fine il router ha autenticato il device con successo, contrariamente, se l'operazione non va a buon fine con nessuna chiave della <text:span text:style-name="T7">whitelist</text:span>, il router non è in gradi di autenticare il device e conseguentemente chiude la connessione.</text:p>
      <text:p text:style-name="P22"/>
      <text:p text:style-name="P22">Dopo aver autenticato il device con successo il router deve autenticarsi con il client e fornire in modo sicuro (segretezza) una stringa utilizzata come segreto per calcolare la chiave di sessione.</text:p>
      <text:p text:style-name="P22">Il router ottiene con successo entrambe le proprietà mandando al client un messaggio così costituito: invia la stringa che verrà utilizzata come segreto<text:span text:style-name="T9"> cifrata con la chiave pubblica del device. Tutto viene nuovamente codificato con la chiave privata del router.</text:span></text:p>
      <text:p text:style-name="P23"><text:soft-page-break/>Con la codifica tramite chiave pubblica del device otteniamo segretezza (solamente il device può decriptare, solo lui conosce la sua chiave privata), mentre con la successiva codifica con chiave privata del router otteniamo autenticazione tra device e router.</text:p>
      <text:p text:style-name="P23">Dopo l'inoltro del messaggio il router calcola la chiave di sessione.</text:p>
      <text:p text:style-name="P23"/>
      <text:p text:style-name="P23">Il device riceve il messaggio criptato due volte e lo decripta correttamente poiché conosce chiave pubblica del router e, ovviamente, la sua chiave privata.</text:p>
      <text:p text:style-name="P23">Dal messaggio estrapola la stringa da usare come segreto iniziale per generare la chiave di sessione.</text:p>
      <text:p text:style-name="P23">Genera la chiave di sessione e manda un messaggio di conferma al router costruito in questo modo: il device codifica la sua chiave pubblica con la chiave di sessione.</text:p>
      <text:p text:style-name="P23"/>
      <text:p text:style-name="P23">Il router, ricevuto e decodificato il messaggio correttamente, confronta la chiave pubblica del device con cui ha iniziato la cerimonia con quella contenuta nel messaggio; Se coincidono allora la cerimonia è conclusa, il client è autenticato e la chiave di sessione è stata condivisa con successo. Se non dovessero coincidere il router chiude la connessione annullando la cerimo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D'Anna</meta:initial-creator>
    <meta:creation-date>2015-12-01T08:23:37.171089837</meta:creation-date>
    <dc:date>2015-12-01T17:45:32.307357720</dc:date>
    <dc:creator>Giuseppe D'Anna</dc:creator>
    <meta:editing-duration>PT1M37S</meta:editing-duration>
    <meta:editing-cycles>2</meta:editing-cycles>
    <meta:generator>LibreOffice/4.2.8.2$Linux_X86_64 LibreOffice_project/420m0$Build-2</meta:generator>
    <meta:document-statistic meta:table-count="0" meta:image-count="0" meta:object-count="0" meta:page-count="6" meta:paragraph-count="60" meta:word-count="1921" meta:character-count="12801" meta:non-whitespace-character-count="10941"/>
  </office:meta>
</office:document-meta>
</file>